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fc5" officeooo:paragraph-rsid="001bef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基于Ubuntu16.04 的globalmem驱动测试</text:p>
      <text:p text:style-name="P1">网上大多数都是基于2.6的内核，自己懒得替换内核，基于最新内核需要做一些修改。代码参考基本来自网上，自己做一个综合。</text:p>
      <text:p text:style-name="P1">一.首先检查当前内核版本</text:p>
      <text:p text:style-name="P1"/>
      <text:p text:style-name="P1"/>
      <text:p text:style-name="P1">二，安装驱动</text:p>
      <text:p text:style-name="P1">1.实验代码</text:p>
      <text:p text:style-name="P1">#include &lt;linux/module.h&gt;</text:p>
      <text:p text:style-name="P1">#include &lt;linux/types.h&gt;</text:p>
      <text:p text:style-name="P1">#include &lt;linux/fs.h&gt;</text:p>
      <text:p text:style-name="P1">#include &lt;linux/errno.h&gt;</text:p>
      <text:p text:style-name="P1">#include &lt;linux/mm.h&gt;</text:p>
      <text:p text:style-name="P1">#include &lt;linux/sched.h&gt;</text:p>
      <text:p text:style-name="P1">#include &lt;linux/init.h&gt;</text:p>
      <text:p text:style-name="P1">#include &lt;linux/cdev.h&gt;</text:p>
      <text:p text:style-name="P1">#include &lt;asm/io.h&gt;</text:p>
      <text:p text:style-name="P1">//高版本替换 system.h</text:p>
      <text:p text:style-name="P1">#include &lt;asm/switch_to.h&gt;</text:p>
      <text:p text:style-name="P1">#include &lt;asm/uaccess.h&gt;</text:p>
      <text:p text:style-name="P1">////////增加此头文件//////////</text:p>
      <text:p text:style-name="P1">#include &lt;linux/slab.h&gt;</text:p>
      <text:p text:style-name="P1">////////////////////////////</text:p>
      <text:p text:style-name="P1">#define GLOBALMEM_SIZE <text:s/>0x1000 <text:s/>/*全局内存最大4K字节*/</text:p>
      <text:p text:style-name="P1">#define MEM_CLEAR 0x1 <text:s/>/*清0全局内存*/</text:p>
      <text:p text:style-name="P1">#define GLOBALMEM_MAJOR 666 <text:s text:c="3"/>/*预设的globalmem的主设备号*/</text:p>
      <text:p text:style-name="P1">static int globalmem_major = GLOBALMEM_MAJOR;</text:p>
      <text:p text:style-name="P1">/*globalmem设备结构体*/</text:p>
      <text:p text:style-name="P1">struct globalmem_dev <text:s text:c="36"/></text:p>
      <text:p text:style-name="P1">{ <text:s text:c="55"/></text:p>
      <text:p text:style-name="P1"><text:s text:c="2"/>struct cdev cdev; /*cdev结构体*/ <text:s text:c="22"/></text:p>
      <text:p text:style-name="P1"><text:s text:c="2"/>unsigned char mem[GLOBALMEM_SIZE]; /*全局内存*/ <text:s text:c="7"/></text:p>
      <text:p text:style-name="P1">};</text:p>
      <text:p text:style-name="P1"/>
      <text:p text:style-name="P1">struct globalmem_dev *globalmem_devp; /*设备结构体指针*/</text:p>
      <text:p text:style-name="P1">/*文件打开函数*/</text:p>
      <text:p text:style-name="P1">int globalmem_open(struct inode *inode, struct file *filp)</text:p>
      <text:p text:style-name="P1">{</text:p>
      <text:p text:style-name="P1"><text:s text:c="2"/>/*将设备结构体指针赋值给文件私有数据指针*/</text:p>
      <text:p text:style-name="P1"><text:s text:c="2"/>filp-&gt;private_data = globalmem_devp;</text:p>
      <text:p text:style-name="P1"><text:s text:c="2"/>return 0;</text:p>
      <text:p text:style-name="P1">}</text:p>
      <text:p text:style-name="P1">/*文件释放函数*/</text:p>
      <text:p text:style-name="P1">int globalmem_release(struct inode *inode, struct file *filp)</text:p>
      <text:p text:style-name="P1">{</text:p>
      <text:p text:style-name="P1"><text:s text:c="2"/>return 0;</text:p>
      <text:p text:style-name="P1">}</text:p>
      <text:p text:style-name="P1"/>
      <text:p text:style-name="P1">/* ioctl设备控制函数 */</text:p>
      <text:p text:style-name="P1">static int globalmem_ioctl(struct inode *inodep, struct file *filp, unsigned</text:p>
      <text:p text:style-name="P1"><text:soft-page-break/><text:s text:c="2"/>int cmd, unsigned long arg)</text:p>
      <text:p text:style-name="P1">{</text:p>
      <text:p text:style-name="P1"><text:s text:c="2"/>struct globalmem_dev *dev = filp-&gt;private_data;/*获得设备结构体指针*/</text:p>
      <text:p text:style-name="P1"/>
      <text:p text:style-name="P1"><text:s text:c="2"/>switch (cmd)</text:p>
      <text:p text:style-name="P1"><text:s text:c="2"/>{</text:p>
      <text:p text:style-name="P1"><text:s text:c="4"/>case MEM_CLEAR:</text:p>
      <text:p text:style-name="P1"><text:s text:c="6"/>memset(dev-&gt;mem, 0, GLOBALMEM_SIZE); <text:s text:c="5"/></text:p>
      <text:p text:style-name="P1"><text:s text:c="6"/>printk(KERN_INFO "globalmem is set to zero/n");</text:p>
      <text:p text:style-name="P1"><text:s text:c="6"/>break;</text:p>
      <text:p text:style-name="P1"/>
      <text:p text:style-name="P1"><text:s text:c="4"/>default:</text:p>
      <text:p text:style-name="P1"><text:s text:c="6"/>return <text:s/>- EINVAL;</text:p>
      <text:p text:style-name="P1"><text:s text:c="2"/>}</text:p>
      <text:p text:style-name="P1"><text:s text:c="2"/>return 0;</text:p>
      <text:p text:style-name="P1">}</text:p>
      <text:p text:style-name="P1"/>
      <text:p text:style-name="P1">/*读函数*/</text:p>
      <text:p text:style-name="P1">static ssize_t globalmem_read(struct file *filp, char __user *buf, size_t size,</text:p>
      <text:p text:style-name="P1"><text:s text:c="2"/>loff_t *ppos)</text:p>
      <text:p text:style-name="P1">{</text:p>
      <text:p text:style-name="P1"><text:s text:c="2"/>unsigned long p = <text:s/>*ppos;</text:p>
      <text:p text:style-name="P1"><text:s text:c="2"/>unsigned int count = size;</text:p>
      <text:p text:style-name="P1"><text:s text:c="2"/>int ret = 0;</text:p>
      <text:p text:style-name="P1"><text:s text:c="2"/>struct globalmem_dev *dev = filp-&gt;private_data; /*获得设备结构体指针*/</text:p>
      <text:p text:style-name="P1"/>
      <text:p text:style-name="P1"><text:s text:c="2"/>/*分析和获取有效的写长度*/</text:p>
      <text:p text:style-name="P1"><text:s text:c="2"/>if (p &gt; GLOBALMEM_SIZE)</text:p>
      <text:p text:style-name="P1"><text:s text:c="4"/>return count ? <text:s/>- ENXIO: 0;</text:p>
      <text:p text:style-name="P1"><text:s text:c="2"/>if (count &gt; GLOBALMEM_SIZE - p)</text:p>
      <text:p text:style-name="P1"><text:s text:c="4"/>count = GLOBALMEM_SIZE - p;</text:p>
      <text:p text:style-name="P1"/>
      <text:p text:style-name="P1"><text:s text:c="2"/>/*内核空间-&gt;用户空间*/</text:p>
      <text:p text:style-name="P1"><text:s text:c="2"/>if (copy_to_user(buf, (void*)(dev-&gt;mem + p), count))</text:p>
      <text:p text:style-name="P1"><text:s text:c="2"/>{</text:p>
      <text:p text:style-name="P1"><text:s text:c="4"/>ret = <text:s/>- EFAULT;</text:p>
      <text:p text:style-name="P1"><text:s text:c="2"/>}</text:p>
      <text:p text:style-name="P1"><text:s text:c="2"/>else</text:p>
      <text:p text:style-name="P1"><text:s text:c="2"/>{</text:p>
      <text:p text:style-name="P1"><text:s text:c="4"/>*ppos += count;</text:p>
      <text:p text:style-name="P1"><text:s text:c="4"/>ret = count;</text:p>
      <text:p text:style-name="P1"/>
      <text:p text:style-name="P1"><text:s text:c="4"/>printk(KERN_INFO "read %d bytes(s) from %d/n", count, p);</text:p>
      <text:p text:style-name="P1"><text:s text:c="2"/>}</text:p>
      <text:p text:style-name="P1"/>
      <text:p text:style-name="P1"><text:s text:c="2"/>return ret;</text:p>
      <text:p text:style-name="P1">}</text:p>
      <text:p text:style-name="P1"/>
      <text:p text:style-name="P1">/*写函数*/</text:p>
      <text:p text:style-name="P1">static ssize_t globalmem_write(struct file *filp, const char __user *buf,</text:p>
      <text:p text:style-name="P1"><text:s text:c="2"/>size_t size, loff_t *ppos)</text:p>
      <text:p text:style-name="P1">{</text:p>
      <text:p text:style-name="P1"><text:soft-page-break/><text:s text:c="2"/>unsigned long p = <text:s/>*ppos;</text:p>
      <text:p text:style-name="P1"><text:s text:c="2"/>unsigned int count = size;</text:p>
      <text:p text:style-name="P1"><text:s text:c="2"/>int ret = 0;</text:p>
      <text:p text:style-name="P1"><text:s text:c="2"/>struct globalmem_dev *dev = filp-&gt;private_data; /*获得设备结构体指针*/</text:p>
      <text:p text:style-name="P1"/>
      <text:p text:style-name="P1"><text:s text:c="2"/>/*分析和获取有效的写长度*/</text:p>
      <text:p text:style-name="P1"><text:s text:c="2"/>if (p &gt; GLOBALMEM_SIZE)</text:p>
      <text:p text:style-name="P1"><text:s text:c="4"/>return count ? <text:s/>- ENXIO: 0;</text:p>
      <text:p text:style-name="P1"><text:s text:c="2"/>if (count &gt; GLOBALMEM_SIZE - p)</text:p>
      <text:p text:style-name="P1"><text:s text:c="4"/>count = GLOBALMEM_SIZE - p;</text:p>
      <text:p text:style-name="P1"/>
      <text:p text:style-name="P1"><text:s text:c="2"/>/*用户空间-&gt;内核空间*/</text:p>
      <text:p text:style-name="P1"><text:s text:c="2"/>if (copy_from_user(dev-&gt;mem + p, buf, count))</text:p>
      <text:p text:style-name="P1"><text:s text:c="4"/>ret = <text:s/>- EFAULT;</text:p>
      <text:p text:style-name="P1"><text:s text:c="2"/>else</text:p>
      <text:p text:style-name="P1"><text:s text:c="2"/>{</text:p>
      <text:p text:style-name="P1"><text:s text:c="4"/>*ppos += count;</text:p>
      <text:p text:style-name="P1"><text:s text:c="4"/>ret = count;</text:p>
      <text:p text:style-name="P1"/>
      <text:p text:style-name="P1"><text:s text:c="4"/>printk(KERN_INFO "written %d bytes(s) from %d/n", count, p);</text:p>
      <text:p text:style-name="P1"><text:s text:c="2"/>}</text:p>
      <text:p text:style-name="P1"/>
      <text:p text:style-name="P1"><text:s text:c="2"/>return ret;</text:p>
      <text:p text:style-name="P1">}</text:p>
      <text:p text:style-name="P1"/>
      <text:p text:style-name="P1">/* seek文件定位函数 */</text:p>
      <text:p text:style-name="P1">static loff_t globalmem_llseek(struct file *filp, loff_t offset, int orig)</text:p>
      <text:p text:style-name="P1">{</text:p>
      <text:p text:style-name="P1"><text:s text:c="2"/>loff_t ret = 0;</text:p>
      <text:p text:style-name="P1"><text:s text:c="2"/>switch (orig)</text:p>
      <text:p text:style-name="P1"><text:s text:c="2"/>{</text:p>
      <text:p text:style-name="P1"><text:s text:c="4"/>case 0: <text:s text:c="2"/>/*相对文件开始位置偏移*/</text:p>
      <text:p text:style-name="P1"><text:s text:c="6"/>if (offset &lt; 0)</text:p>
      <text:p text:style-name="P1"><text:s text:c="6"/>{</text:p>
      <text:p text:style-name="P1"><text:s text:c="8"/>ret = <text:s/>- EINVAL;</text:p>
      <text:p text:style-name="P1"><text:s text:c="8"/>break;</text:p>
      <text:p text:style-name="P1"><text:s text:c="6"/>}</text:p>
      <text:p text:style-name="P1"><text:s text:c="6"/>if ((unsigned int)offset &gt; GLOBALMEM_SIZE)</text:p>
      <text:p text:style-name="P1"><text:s text:c="6"/>{</text:p>
      <text:p text:style-name="P1"><text:s text:c="8"/>ret = <text:s/>- EINVAL;</text:p>
      <text:p text:style-name="P1"><text:s text:c="8"/>break;</text:p>
      <text:p text:style-name="P1"><text:s text:c="6"/>}</text:p>
      <text:p text:style-name="P1"><text:s text:c="6"/>filp-&gt;f_pos = (unsigned int)offset;</text:p>
      <text:p text:style-name="P1"><text:s text:c="6"/>ret = filp-&gt;f_pos;</text:p>
      <text:p text:style-name="P1"><text:s text:c="6"/>break;</text:p>
      <text:p text:style-name="P1"><text:s text:c="4"/>case 1: <text:s text:c="2"/>/*相对文件当前位置偏移*/</text:p>
      <text:p text:style-name="P1"><text:s text:c="6"/>if ((filp-&gt;f_pos + offset) &gt; GLOBALMEM_SIZE)</text:p>
      <text:p text:style-name="P1"><text:s text:c="6"/>{</text:p>
      <text:p text:style-name="P1"><text:s text:c="8"/>ret = <text:s/>- EINVAL;</text:p>
      <text:p text:style-name="P1"><text:s text:c="8"/>break;</text:p>
      <text:p text:style-name="P1"><text:s text:c="6"/>}</text:p>
      <text:p text:style-name="P1"><text:s text:c="6"/>if ((filp-&gt;f_pos + offset) &lt; 0)</text:p>
      <text:p text:style-name="P1"><text:soft-page-break/><text:s text:c="6"/>{</text:p>
      <text:p text:style-name="P1"><text:s text:c="8"/>ret = <text:s/>- EINVAL;</text:p>
      <text:p text:style-name="P1"><text:s text:c="8"/>break;</text:p>
      <text:p text:style-name="P1"><text:s text:c="6"/>}</text:p>
      <text:p text:style-name="P1"><text:s text:c="6"/>filp-&gt;f_pos += offset;</text:p>
      <text:p text:style-name="P1"><text:s text:c="6"/>ret = filp-&gt;f_pos;</text:p>
      <text:p text:style-name="P1"><text:s text:c="6"/>break;</text:p>
      <text:p text:style-name="P1"><text:s text:c="4"/>default:</text:p>
      <text:p text:style-name="P1"><text:s text:c="6"/>ret = <text:s/>- EINVAL;</text:p>
      <text:p text:style-name="P1"><text:s text:c="6"/>break;</text:p>
      <text:p text:style-name="P1"><text:s text:c="2"/>}</text:p>
      <text:p text:style-name="P1"><text:s text:c="2"/>return ret;</text:p>
      <text:p text:style-name="P1">}</text:p>
      <text:p text:style-name="P1"/>
      <text:p text:style-name="P1">/*文件操作结构体*/</text:p>
      <text:p text:style-name="P1">static const struct file_operations globalmem_fops =</text:p>
      <text:p text:style-name="P1">{</text:p>
      <text:p text:style-name="P1"><text:s text:c="2"/>.owner = THIS_MODULE,</text:p>
      <text:p text:style-name="P1"><text:s text:c="2"/>.llseek = globalmem_llseek,</text:p>
      <text:p text:style-name="P1"><text:s text:c="2"/>.read = globalmem_read,</text:p>
      <text:p text:style-name="P1"><text:s text:c="2"/>.write = globalmem_write,</text:p>
      <text:p text:style-name="P1"><text:s text:c="2"/>//.ioctl 改为 .compat_ioctl</text:p>
      <text:p text:style-name="P1"><text:s text:c="2"/>.compat_ioctl = globalmem_ioctl,</text:p>
      <text:p text:style-name="P1"><text:s text:c="2"/>.open = globalmem_open,</text:p>
      <text:p text:style-name="P1"><text:s text:c="2"/>.release = globalmem_release,</text:p>
      <text:p text:style-name="P1">};</text:p>
      <text:p text:style-name="P1"/>
      <text:p text:style-name="P1">/*初始化并注册cdev*/</text:p>
      <text:p text:style-name="P1">static void globalmem_setup_cdev(struct globalmem_dev *dev, int index)</text:p>
      <text:p text:style-name="P1">{</text:p>
      <text:p text:style-name="P1"><text:s text:c="2"/>int err, devno = MKDEV(globalmem_major, index);</text:p>
      <text:p text:style-name="P1"/>
      <text:p text:style-name="P1"><text:s text:c="2"/>cdev_init(&amp;dev-&gt;cdev, &amp;globalmem_fops);</text:p>
      <text:p text:style-name="P1"><text:s text:c="2"/>dev-&gt;cdev.owner = THIS_MODULE;</text:p>
      <text:p text:style-name="P1"><text:s text:c="2"/>dev-&gt;cdev.ops = &amp;globalmem_fops;</text:p>
      <text:p text:style-name="P1"><text:s text:c="2"/>err = cdev_add(&amp;dev-&gt;cdev, devno, 1);</text:p>
      <text:p text:style-name="P1"><text:s text:c="2"/>if (err)</text:p>
      <text:p text:style-name="P1"><text:s text:c="4"/>printk(KERN_NOTICE "Error %d adding LED%d", err, index);</text:p>
      <text:p text:style-name="P1">}</text:p>
      <text:p text:style-name="P1"/>
      <text:p text:style-name="P1">/*设备驱动模块加载函数*/</text:p>
      <text:p text:style-name="P1">int globalmem_init(void)</text:p>
      <text:p text:style-name="P1">{</text:p>
      <text:p text:style-name="P1"><text:s text:c="2"/>int result;</text:p>
      <text:p text:style-name="P1"><text:s text:c="2"/>dev_t devno = MKDEV(globalmem_major, 0);</text:p>
      <text:p text:style-name="P1"/>
      <text:p text:style-name="P1"><text:s text:c="2"/>/* 申请设备号*/</text:p>
      <text:p text:style-name="P1"><text:s text:c="2"/>if (globalmem_major)</text:p>
      <text:p text:style-name="P1"><text:s text:c="4"/>result = register_chrdev_region(devno, 1, "globalmem");</text:p>
      <text:p text:style-name="P1"><text:s text:c="2"/>else <text:s/>/* 动态申请设备号 */</text:p>
      <text:p text:style-name="P1"><text:s text:c="2"/>{</text:p>
      <text:p text:style-name="P1"><text:s text:c="4"/>result = alloc_chrdev_region(&amp;devno, 0, 1, "globalmem");</text:p>
      <text:p text:style-name="P1"><text:soft-page-break/><text:s text:c="4"/>globalmem_major = MAJOR(devno);</text:p>
      <text:p text:style-name="P1"><text:s text:c="2"/>} <text:s/></text:p>
      <text:p text:style-name="P1"><text:s text:c="2"/>if (result &lt; 0)</text:p>
      <text:p text:style-name="P1"><text:s text:c="4"/>return result;</text:p>
      <text:p text:style-name="P1"/>
      <text:p text:style-name="P1"><text:s text:c="2"/>/* 动态申请设备结构体的内存*/</text:p>
      <text:p text:style-name="P1"><text:s text:c="2"/>globalmem_devp = kmalloc(sizeof(struct globalmem_dev), GFP_KERNEL);</text:p>
      <text:p text:style-name="P1"><text:s text:c="2"/>if (!globalmem_devp) <text:s text:c="3"/>/*申请失败*/</text:p>
      <text:p text:style-name="P1"><text:s text:c="2"/>{</text:p>
      <text:p text:style-name="P1"><text:s text:c="4"/>result = <text:s/>- ENOMEM;</text:p>
      <text:p text:style-name="P1"><text:s text:c="4"/>goto fail_malloc;</text:p>
      <text:p text:style-name="P1"><text:s text:c="2"/>}</text:p>
      <text:p text:style-name="P1"><text:s text:c="2"/>memset(globalmem_devp, 0, sizeof(struct globalmem_dev));</text:p>
      <text:p text:style-name="P1"/>
      <text:p text:style-name="P1"><text:s text:c="2"/>globalmem_setup_cdev(globalmem_devp, 0);</text:p>
      <text:p text:style-name="P1"><text:s text:c="2"/>return 0;</text:p>
      <text:p text:style-name="P1"/>
      <text:p text:style-name="P1"><text:s text:c="2"/>fail_malloc: unregister_chrdev_region(devno, 1);</text:p>
      <text:p text:style-name="P1"><text:s text:c="2"/>return result;</text:p>
      <text:p text:style-name="P1">}</text:p>
      <text:p text:style-name="P1"/>
      <text:p text:style-name="P1">/*模块卸载函数*/</text:p>
      <text:p text:style-name="P1">void globalmem_exit(void)</text:p>
      <text:p text:style-name="P1">{</text:p>
      <text:p text:style-name="P1"><text:s text:c="2"/>cdev_del(&amp;globalmem_devp-&gt;cdev); <text:s text:c="2"/>/*注销cdev*/</text:p>
      <text:p text:style-name="P1"><text:s text:c="2"/>kfree(globalmem_devp); <text:s text:c="4"/>/*释放设备结构体内存*/</text:p>
      <text:p text:style-name="P1"><text:s text:c="2"/>unregister_chrdev_region(MKDEV(globalmem_major, 0), 1); /*释放设备号*/</text:p>
      <text:p text:style-name="P1">}</text:p>
      <text:p text:style-name="P1"/>
      <text:p text:style-name="P1">MODULE_AUTHOR("CK OS test");</text:p>
      <text:p text:style-name="P1">MODULE_LICENSE("Dual BSD/GPL");</text:p>
      <text:p text:style-name="P1"/>
      <text:p text:style-name="P1">module_param(globalmem_major, int, S_IRUGO);</text:p>
      <text:p text:style-name="P1"/>
      <text:p text:style-name="P1">module_init(globalmem_init);</text:p>
      <text:p text:style-name="P1">module_exit(globalmem_exit);</text:p>
      <text:p text:style-name="P1"/>
      <text:p text:style-name="P1"/>
      <text:p text:style-name="P1">2.Makefile</text:p>
      <text:p text:style-name="P1">ifneq ($(KERNELRELEASE),) </text:p>
      <text:p text:style-name="P1">obj-m:= globalmem.o <text:s text:c="4"/></text:p>
      <text:p text:style-name="P1">else </text:p>
      <text:p text:style-name="P1"><text:s text:c="4"/>KERNELDIR =/lib/modules/$(shell uname -r)/build </text:p>
      <text:p text:style-name="P1"><text:s text:c="4"/>PWD := $(shell pwd) </text:p>
      <text:p text:style-name="P1">default: </text:p>
      <text:p text:style-name="P1"><text:s text:c="4"/>$(MAKE) -C $(KERNELDIR) M=$(PWD) modules</text:p>
      <text:p text:style-name="P1">clean:</text:p>
      <text:p text:style-name="P1"><text:s text:c="4"/>rm ‐rf *.o *~ core .depend .*.cmd *.ko *.mod.c <text:s text:c="2"/></text:p>
      <text:p text:style-name="P1">endif </text:p>
      <text:p text:style-name="P1"/>
      <text:p text:style-name="P1">执行make</text:p>
      <text:p text:style-name="P1"><text:soft-page-break/>sudo insmod globalmem.ko</text:p>
      <text:p text:style-name="P1">若插入错误 insmod: can’t insert ‘memdev.ko’: Device or resource busy</text:p>
      <text:p text:style-name="P1">检查设备号是否被占用自己重新编译一下。</text:p>
      <text:p text:style-name="P1">cat /proc/devices 是否有已经用了 GLOBALMEM_MAJOR</text:p>
      <text:p text:style-name="P1"/>
      <text:p text:style-name="P1">3.创建设备节点</text:p>
      <text:p text:style-name="P1">sudo mknod /dev/globalmem c 666 0</text:p>
      <text:p text:style-name="P1">修改读写权限</text:p>
      <text:p text:style-name="P1">sudo chmod 666 /dev/globalmem</text:p>
      <text:p text:style-name="P1">4.设备测试</text:p>
      <text:p text:style-name="P1"/>
      <text:p text:style-name="P1"/>
      <text:p text:style-name="P1">三，驱动测试</text:p>
      <text:p text:style-name="P1">实验代码</text:p>
      <text:p text:style-name="P1">#include&lt;sys/types.h&gt;</text:p>
      <text:p text:style-name="P1">#include&lt;sys/stat.h&gt;</text:p>
      <text:p text:style-name="P1">#include&lt;stdio.h&gt;</text:p>
      <text:p text:style-name="P1">#include&lt;string.h&gt;</text:p>
      <text:p text:style-name="P1">#include&lt;fcntl.h&gt;</text:p>
      <text:p text:style-name="P1">main()</text:p>
      <text:p text:style-name="P1">{</text:p>
      <text:p text:style-name="P1"><text:s text:c="4"/>char str[1024],str2[1024];</text:p>
      <text:p text:style-name="P1"><text:s text:c="4"/>int fd,stop;</text:p>
      <text:p text:style-name="P1"><text:s text:c="4"/>int ret;</text:p>
      <text:p text:style-name="P1"><text:s text:c="4"/>fd=open("/dev/globalmem",O_RDWR,S_IRUSR|S_IWUSR);</text:p>
      <text:p text:style-name="P1"><text:s text:c="4"/>printf("Dev number %d\n",fd);</text:p>
      <text:p text:style-name="P1"><text:s text:c="4"/>if(fd != -1)</text:p>
      <text:p text:style-name="P1"><text:s text:c="4"/>{</text:p>
      <text:p text:style-name="P1"><text:s text:c="8"/>printf("Please input the string written to globalmem:\n");</text:p>
      <text:p text:style-name="P1"><text:s text:c="8"/>scanf("%s",str);</text:p>
      <text:p text:style-name="P1"><text:s text:c="8"/>printf("The str is %s\n",str);</text:p>
      <text:p text:style-name="P1"><text:s text:c="8"/>ioctl(fd,1,NULL);</text:p>
      <text:p text:style-name="P1"><text:s text:c="8"/>ret=write(fd,str,strlen(str));</text:p>
      <text:p text:style-name="P1"><text:s text:c="8"/>printf("The ret is %d\n",ret);</text:p>
      <text:p text:style-name="P1"><text:s text:c="8"/>lseek(fd,0,SEEK_SET);</text:p>
      <text:p text:style-name="P1"><text:s text:c="8"/>scanf("%d",&amp;stop);</text:p>
      <text:p text:style-name="P1"><text:s text:c="8"/>read(fd,str2,100);</text:p>
      <text:p text:style-name="P1"><text:s text:c="8"/>printf(" The globalmem is %s\n",str2);</text:p>
      <text:p text:style-name="P1"><text:s text:c="8"/>close(fd);</text:p>
      <text:p text:style-name="P1"><text:s text:c="4"/>}else{</text:p>
      <text:p text:style-name="P1"><text:s text:c="8"/>printf("Device open failure\n");</text:p>
      <text:p text:style-name="P1"><text:s text:c="4"/>}</text:p>
      <text:p text:style-name="P1">}</text:p>
      <text:p text:style-name="P1"/>
      <text:p text:style-name="P1">四.总结</text:p>
      <text:p text:style-name="P1">内核编译替换需要注意</text:p>
      <text:p text:style-name="P1">驱动文件里的相关函数要对应相应的内核版本</text:p>
      <text:p text:style-name="P1">编译的时候，注意makefile文件，设计环境依赖和链接</text:p>
      <text:p text:style-name="P1">插入模块的时候，注意插入权限，设备号是否重复，读写权限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6:11:27.960467699</meta:creation-date>
    <dc:date>2019-08-20T16:14:07.055709148</dc:date>
    <meta:editing-duration>PT2M39S</meta:editing-duration>
    <meta:editing-cycles>1</meta:editing-cycles>
    <meta:document-statistic meta:table-count="0" meta:image-count="0" meta:object-count="0" meta:page-count="6" meta:paragraph-count="269" meta:word-count="1214" meta:character-count="6432" meta:non-whitespace-character-count="5197"/>
    <meta:generator>LibreOffice/5.1.6.2$Linux_X86_64 LibreOffice_project/10m0$Build-2</meta:generator>
  </office:meta>
</office:document-meta>
</file>